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style:text-line-through-style="solid" style:text-underline-style="none"/>
    </style:style>
    <style:style style:name="T5" style:family="text">
      <style:text-properties style:text-line-through-style="none" style:text-underline-style="none"/>
    </style:style>
    <style:style style:name="T6" style:family="text">
      <style:text-properties style:text-line-through-style="none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0FF1_2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0, FF 1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</text:p>
      <text:p text:style-name="P2">State<text:tab/><text:tab/><text:tab/><text:tab/><text:tab/><text:tab/></text:p>
      <text:p text:style-name="P2">Country<text:tab/><text:tab/><text:tab/><text:tab/><text:tab/>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7</text:p>
      <text:p text:style-name="P2">Number of Sheets<text:tab/><text:tab/><text:tab/><text:tab/>3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Front Cover]</text:p>
      <text:p text:style-name="P7">For Sabbath Rosh Codesh Elul./</text:p>
      <text:p text:style-name="P7"/>
      <text:p text:style-name="P6">[Page 1]</text:p>
      <text:p text:style-name="P6">A Rabbinical legend tells us, that when Adam/ saw that the days grew perceptibly shorter, he/ was seized with dread. <text:s/>He imagined that,/ because of his sin, the world would soon be/ enshrouded in darkness, and change into [Hebrew]/ the chaotic state, whence it issued forth./</text:p>
      <text:p text:style-name="P6">We have learnt that the sun moves only in part/ from us, to favor longer with its benign rays the/ inhabitants of other lands. <text:s/>We do not experience/ a fear of impending destruction as this season draws/ nigh. <text:s/>Yet, methinks that the quicker sinking/ of the light of day in our horizon, ought to awaken/ serious reflections. <text:s/>The month of Elul, bringing/ night upon us, with a speedier motion, should/ serve as a reminder of our downward course in the/ race of life. <text:s/>Not to fill us with dismay, but to/ call our latent powers into action. <text:s/>To fit us to/ shine brilliantly hereafter in higher regions, while the/ light of our earthly existence--like the sun in Autumn,/ inclines fast towards its setting./</text:p>
      <text:p text:style-name="P6"/>
      <text:p text:style-name="P6">[Page 2]</text:p>
      <text:p text:style-name="P6">I do not know, whether I stand alone in my/ conjecture, but I hold that the name itself of/ the month, whose entrance we have just greeted/ with psalmody, might be regarded as, suggestive/ of the conduct we ought to follow during that space/ of time. <text:s/>Elul, bearing analogy to <text:span text:style-name="T2">Yalul</text:span><text:span text:style-name="T3">,/ from which the term "Yelalah," (wailing) is derived, might/ signify that an Israelite, should devote this period/ of his year, in lamenting the long days spent/ in the pursuit of variety, in lamenting the occasions,/ he allowed to glide </text:span><text:soft-page-break/><text:span text:style-name="T3">by unimproved, whereas he/ might thereby have ennobled his character by/ deeds of goodness and truth; in lamenting those/ circumstances, which incited him to cast aside/ duty, to gratify the passion </text:span><text:span text:style-name="T4">of</text:span><text:span text:style-name="T5"> or the whim of/ the </text:span><text:span text:style-name="T4">moment</text:span><text:span text:style-name="T5"> hour. <text:s/>And in recalling events, which/ cause the expression of regret, feel deeply that/ man is false to his real interests, when he listens/ to the dictations of the flesh, rather than hearken/ to the dictates of the spirit./</text:span></text:p>
      <text:p text:style-name="P6"><text:span text:style-name="T5">Yes, my Brethren, the feeling must correspond/ with the utterance, ere we can hope that/ </text:span></text:p>
      <text:p text:style-name="P6"><text:span text:style-name="T5"/></text:p>
      <text:p text:style-name="P6"><text:span text:style-name="T5">[Page 3]</text:span></text:p>
      <text:p text:style-name="P6"><text:span text:style-name="T5">the acknowledging of our backslidings, may avail/ us in the future. <text:s/>The sentiment that it is un-/-manly always to yeild[sic!] to the tyranny of sin,/ to voluntarily bend under the yoke which vice/ imposes; that sentiment, I say, must prevail,/ before we are capable of righteous resolves./</text:span></text:p>
      <text:p text:style-name="P6"><text:span text:style-name="T5">And to arouse such feelings and such sentiments, the/ shrilling comet will resound: Tomorrow evening will/ its blasts echo forth. <text:s/>Shall I interpret in advance/ the meaning they convey? <text:s/>The </text:span><text:span text:style-name="T6">Shofar</text:span><text:span text:style-name="T5"> speaks so/ to every Israelite. <text:s/>"Be true to thyself. <text:s/>Act as it behooves/ a being endowed with free-agency. <text:s/>Thou must own/ that all thy actions are seen by the Omniscient God./ <text:s/></text:span><text:span text:style-name="T4">Now</text:span><text:span text:style-name="T5"> They have been registered with exactness. <text:s/>Now the/ figures are drawn in the heavenly book, and the infal-/-lible accountant is about to sum up. <text:s/>One month/ is given to make the merits exceed the demerits. <text:s/>To/ fretter[sic!] away that time </text:span><text:span text:style-name="T4">away</text:span><text:span text:style-name="T5"> is to seal one's condemnation,/ that is; to meet with </text:span><text:span text:style-name="T4">[?]</text:span><text:span text:style-name="T5"> God's displeasure, and its/ attendant--unhappiness"./</text:span></text:p>
      <text:p text:style-name="P6"><text:span text:style-name="T5"/></text:p>
      <text:p text:style-name="P6"><text:span text:style-name="T5">[Page 4]</text:span></text:p>
      <text:p text:style-name="P6"><text:span text:style-name="T5">I invite you all, my Brethren, to hear the voice/ that so addresses us, and </text:span><text:span text:style-name="T4">to make</text:span><text:span text:style-name="T5"> respond thereto/ by prayer. <text:s/>It is my duty, as it affords me/ pleasure, to see you congregate in </text:span><text:span text:style-name="T4">our</text:span><text:span text:style-name="T5"> honor to our/ Lord, and join in entreaties for a year good and/ propitious altogether. <text:s/>But in craving for your/ attendance here during the probationary month, I drop/ a word of Rabbinical </text:span><text:span text:style-name="T4">counsel</text:span><text:span text:style-name="T5"> teaching, which I bid you remem-/-ber, as you enter our minor sanctuary. <text:s/>It runs thus/ [Hebrew]. <text:s/>"Great is the/ power of </text:span><text:span text:style-name="T6">Teshubah</text:span><text:span text:style-name="T5">, which averts from man, immi-/-nent misfortune." <text:s/></text:span><text:span text:style-name="T4">Tshe</text:span><text:span text:style-name="T5"> Tishabah in English is/ translated penitence, but we Hebrews know that/ it means "a return". <text:s/>Dear coreligionists! <text:s/>Loud/ petitions, and the mentioning of ancestral piety, will/ prove of no value, unless when here, we determine/ to return, when there, in the busy walks of life, to/ return to the path we have abandoned, to the/ way of justice and truth. <text:s/>Then will we show/ that our utterances are the offspring of a broker and/ contrite spirit, which God never despises./</text:span></text:p>
      <text:p text:style-name="P6"><text:span text:style-name="T5"/></text:p>
      <text:p text:style-name="P6"><text:span text:style-name="T5">[Page 5]</text:span></text:p>
      <text:p text:style-name="P6"><text:span text:style-name="T5">A Jew who is not as jealous of his moral standing/ as he appears zealous in his devotions, treads the/ way of perdition. <text:s/>Praise be to God: our belief/ does not proclaim, that we may purchase indulgences/ and absolutions by the recital of a series of sup-/-plications. <text:s/>No. <text:s/>"Teshabah and "Maasim tobim"/ righteous deeds," they can procure for us an easy/ occasion to the realms of bliss. <text:s/>They are our tutelary/ angels [Hebrew] pleading for us in the hour/ of judgment. <text:s/>Heartfelt orisons can also bring/ about a reconciliation between us and our offended/ Parent, provided they be accompanied with Teshubah./ <text:s/>You all </text:span><text:span text:style-name="T4">are</text:span><text:span text:style-name="T5"> have read, that the people of Nineveh "cried/ to God mightily", but you have also learnt, that/ when referring to the pardon obtained, Holy Writ/ states, that "God saw their works," intimating/ </text:span><text:span text:style-name="T4">the</text:span><text:span text:style-name="T5"> by what agencies they warded off danger./ <text:s/>And those instruments of salvation, I earnestly/ exhort you to seize, while you possess the strength/ to hold them, &amp; the capacity to wield them in a/ manner, that </text:span><text:span text:style-name="T4">it</text:span><text:span text:style-name="T5"> will </text:span><text:span text:style-name="T4">procure</text:span><text:span text:style-name="T5"> secure for you an </text:span><text:span text:style-name="T4">everlasting</text:span><text:span text:style-name="T5">/ existence of abiding happiness./</text:span></text:p>
      <text:p text:style-name="P6"><text:span text:style-name="T5"/></text:p>
      <text:p text:style-name="P6"><text:span text:style-name="T5">[Page 6]</text:span></text:p>
      <text:p text:style-name="P6"><text:span text:style-name="T5">Dear Brethren! <text:s/>I stand before you this morning,/ like a physician, who wishing to save his patient/ from some threatening disease, administers in time,/ a mild but efficacious medicament. <text:s/>I offer to/ you </text:span><text:soft-page-break/><text:span text:style-name="T5">Teshabah, which if you will accept this early,/ will deliver you on the day of reckoning. <text:s/>Your/ promptness, will be ascribed to your merit. <text:s/>It/ is always a proof of wisdom in man not to postpone/ an important undertaking. <text:s/>Follow the same course/ towards God, as you would towards mortals./ <text:s/>I believe that to keep up your </text:span><text:span text:style-name="T4">character</text:span><text:span text:style-name="T5"> reputation/ in commercial circle, you make ready to meet your/ obligations before the payment is due. <text:s/>To show to/ Him on whose will your life and the life of your children/ depend that you desire to retain His love, approach Him/ early with a heart sincerely repentant, with a steadfast/ resolve to cast off impunity, and put on righteousness./ <text:s/>You must employ the month of Elul, in reviewing/ the past, and if you discover that evil example/ or vicious surroundings have led you astray, muster/</text:span></text:p>
      <text:p text:style-name="P6"><text:span text:style-name="T5"/></text:p>
      <text:p text:style-name="P6"><text:span text:style-name="T5">[Page 7]</text:span></text:p>
      <text:p text:style-name="P6"><text:span text:style-name="T5">courage to overcome the difficulties by whom you are beset</text:span><text:span text:style-name="T4">ting your</text:span><text:span text:style-name="T5">/ </text:span><text:span text:style-name="T4">course of life.</text:span><text:span text:style-name="T5"> <text:s/>In the language of the Biblical/ section we have </text:span><text:span text:style-name="T4">read</text:span><text:span text:style-name="T5"> perused this Sabbath, let me say: though/ your own brother, the son of your mother, or your son,/ or your daughter, or the wife of your bosom, or your </text:span><text:span text:style-name="T4">bosom</text:span><text:span text:style-name="T5"> dearest friend/ entice you, consent not. <text:s/>But resist allurements that you may/ observe to do what is right in the eyes of the Lord your/ God. <text:s/>For then you will deserve to be called children/ to the Lord. <text:s/>So </text:span><text:span text:style-name="T4">illustrate this passage</text:span><text:span text:style-name="T5"> do they who/ taught us truth illustrate this passage. <text:s/>[Hebrew]/ you deserve </text:span><text:span text:style-name="T4">to be styled what</text:span><text:span text:style-name="T5"> the appellation the Bible <text:s/>gives you, so long/ only </text:span><text:span text:style-name="T4">that</text:span><text:span text:style-name="T5"> as you act </text:span><text:span text:style-name="T4">as</text:span><text:span text:style-name="T5"> like obedient children towards their loving/ Father. <text:s/>And the Meshaic[?] Sage</text:span><text:span text:style-name="T4">s</text:span><text:span text:style-name="T5"> adds. "Highly </text:span><text:span text:style-name="T4">honored</text:span><text:span text:style-name="T5"> favored have/ the people of Israel been </text:span><text:span text:style-name="T4">by</text:span><text:span text:style-name="T5"> when they were styled "children of God."/ <text:s/>May you continue to deserve that name, by a demeanour/ which will draw towards you the respect of the noble-/minded in the community; </text:span><text:span text:style-name="T4">and whereby you will sanctify</text:span><text:span text:style-name="T5"> For by honoring your religion/ </text:span><text:span text:style-name="T4">in public</text:span><text:span text:style-name="T5"> you will honor its heavenly </text:span><text:span text:style-name="T4">Giver</text:span><text:span text:style-name="T5"> Donor, and/ exalt the people from whom you sprung, and to whom,/ I hope and pray, you will ever remain attached/ and </text:span><text:span text:style-name="T4">whose welfare</text:span><text:span text:style-name="T5"> among whom you will ever </text:span><text:span text:style-name="T4">promote</text:span><text:span text:style-name="T5"> labor for/ the cause of righteousness and truth./</text:span></text:p>
      <text:p text:style-name="P6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6-11T11:28:54.89</meta:creation-date>
    <meta:document-statistic meta:table-count="0" meta:image-count="0" meta:object-count="0" meta:page-count="4" meta:paragraph-count="79" meta:word-count="1468" meta:character-count="8916"/>
    <dc:date>2012-06-11T13:00:31.64</dc:date>
    <dc:creator>Penn Libraries</dc:creator>
    <meta:editing-duration>PT00H14M35S</meta:editing-duration>
    <meta:editing-cycles>1</meta:editing-cycles>
    <meta:generator>OpenOffice.org/3.2$Win32 OpenOffice.org_project/320m12$Build-9483</meta:generator>
  </office:meta>
</office:document-meta>
</file>